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1.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io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3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4,C7,C18,C19,C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5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9,C10,C14,C16,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1,C12,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J1,J2,J3,J5,J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J4,J7,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Molex:Molex_KK-254_AE-6410-04A_1x04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_Pin</text:p>
          </table:table-cell>
          <table:table-cell office:value-type="string" calcext:value-type="string">
            <text:p>Connector_Molex:Molex_KK-254_AE-6410-07A_1x07_P2.54mm_Vertical</text:p>
          </table:table-cell>
        </table:table-row>
        <table:table-row table:style-name="ro1">
          <table:table-cell office:value-type="string" calcext:value-type="string">
            <text:p>R1,R2,R18,R19,R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4,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5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6,R9,R20,R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,R11,R12,R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3,R14,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K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K_Dual</text:p>
          </table:table-cell>
          <table:table-cell/>
        </table:table-row>
        <table:table-row table:style-name="ro1">
          <table:table-cell office:value-type="string" calcext:value-type="string">
            <text:p>R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Vishay_T73YP_Vertic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otary_1x6_MP</text:p>
          </table:table-cell>
          <table:table-cell/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553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5-08T18:05:13.506500149</dc:date>
    <dc:creator>Andrew Martin</dc:creator>
    <meta:editing-duration>PT1M10S</meta:editing-duration>
    <meta:editing-cycles>1</meta:editing-cycles>
    <meta:document-statistic meta:table-count="1" meta:cell-count="106" meta:object-count="0"/>
    <meta:generator>LibreOffice/7.5.9.2$Linux_X86_64 LibreOffice_project/50$Build-2</meta:generator>
  </office:meta>
</office:document-meta>
</file>